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2000000E3A00000257B839D33D847F43D2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1" office:value-type="float" office:value="21000" calcext:value-type="float">
            <text:p>2100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31500" calcext:value-type="float">
            <text:p>31500</text:p>
          </table:table-cell>
          <table:table-cell table:number-columns-repeated="2" office:value-type="float" office:value="41580" calcext:value-type="float">
            <text:p>41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95.98" calcext:value-type="float">
            <text:p>95,98</text:p>
          </table:table-cell>
          <table:table-cell table:style-name="ce1" office:value-type="float" office:value="94.37" calcext:value-type="float">
            <text:p>94,37</text:p>
          </table:table-cell>
          <table:table-cell office:value-type="float" office:value="96.9" calcext:value-type="float">
            <text:p>96,9</text:p>
          </table:table-cell>
          <table:table-cell office:value-type="float" office:value="96.85" calcext:value-type="float">
            <text:p>96,85</text:p>
          </table:table-cell>
          <table:table-cell office:value-type="float" office:value="97.23" calcext:value-type="float">
            <text:p>97,23</text:p>
          </table:table-cell>
          <table:table-cell office:value-type="float" office:value="96.73" calcext:value-type="float">
            <text:p>96,73</text:p>
          </table:table-cell>
          <table:table-cell office:value-type="float" office:value="97.62" calcext:value-type="float">
            <text:p>97,62</text:p>
          </table:table-cell>
          <table:table-cell office:value-type="float" office:value="95.48" calcext:value-type="float">
            <text:p>95,4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2:29:45.2623518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22:59:01.273756444</dc:date>
    <meta:editing-duration>PT59M16S</meta:editing-duration>
    <meta:editing-cycles>10</meta:editing-cycles>
    <meta:generator>LibreOffice/5.1.4.2$Linux_X86_64 LibreOffice_project/1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" chart:maximum="98" chart:interval-major="0.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77216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4.821cm" svg:y="0.316cm" chart:style-name="ch2">
          <text:p>Calidad de resultados- Hit Rate</text:p>
        </chart:title>
        <chart:subtitle svg:x="5.033cm" svg:y="1.275cm" chart:style-name="ch3">
          <text:p>Tr = #imágenes de entrenamiento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889cm" svg:y="1.937cm" svg:width="14.639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18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.009cm" svg:y="5.777cm" chart:style-name="ch9">
              <text:p>Hit Rat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/>
            <chart:data-point chart:style-name="ch13"/>
            <chart:data-point chart:style-name="ch12"/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3.642cm" svg:height="0.599cm" svg:x="11.711cm" svg:y="1.349cm">
          <draw:image xlink:href="Pictures/2000002000000E3A00000257B839D33D847F43D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500">
                <text:p>10500</text:p>
                <draw:g>
                  <svg:desc>Hoja1.B2:Hoja1.J2</svg:desc>
                </draw:g>
              </table:table-cell>
              <table:table-cell office:value-type="float" office:value="10500">
                <text:p>105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41580">
                <text:p>41580</text:p>
              </table:table-cell>
              <table:table-cell office:value-type="float" office:value="41580">
                <text:p>4158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95.98">
                <text:p>95.98</text:p>
                <draw:g>
                  <svg:desc>Hoja1.B3:Hoja1.J3</svg:desc>
                </draw:g>
              </table:table-cell>
              <table:table-cell office:value-type="float" office:value="94.37">
                <text:p>94.37</text:p>
              </table:table-cell>
              <table:table-cell office:value-type="float" office:value="96.9">
                <text:p>96.9</text:p>
              </table:table-cell>
              <table:table-cell office:value-type="float" office:value="96.85">
                <text:p>96.85</text:p>
              </table:table-cell>
              <table:table-cell office:value-type="float" office:value="97.23">
                <text:p>97.23</text:p>
              </table:table-cell>
              <table:table-cell office:value-type="float" office:value="96.73">
                <text:p>96.73</text:p>
              </table:table-cell>
              <table:table-cell office:value-type="float" office:value="97.62">
                <text:p>97.62</text:p>
              </table:table-cell>
              <table:table-cell office:value-type="float" office:value="95.48">
                <text:p>95.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